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fo:language="de" fo:country="DE" officeooo:rsid="000ffa1b" officeooo:paragraph-rsid="000ffa1b"/>
    </style:style>
    <style:style style:name="P2" style:family="paragraph" style:parent-style-name="Standard">
      <style:paragraph-properties fo:line-height="200%"/>
      <style:text-properties fo:language="de" fo:country="DE" officeooo:rsid="0010f3e1" officeooo:paragraph-rsid="001350d1"/>
    </style:style>
    <style:style style:name="P3" style:family="paragraph" style:parent-style-name="Standard">
      <style:paragraph-properties fo:line-height="200%"/>
      <style:text-properties fo:language="de" fo:country="DE" officeooo:rsid="0010f3e1" officeooo:paragraph-rsid="0010f3e1"/>
    </style:style>
    <style:style style:name="P4" style:family="paragraph" style:parent-style-name="Standard">
      <style:paragraph-properties fo:line-height="200%"/>
      <style:text-properties officeooo:paragraph-rsid="001350d1"/>
    </style:style>
    <style:style style:name="T1" style:family="text">
      <style:text-properties officeooo:rsid="001350d1"/>
    </style:style>
    <style:style style:name="T2" style:family="text">
      <style:text-properties fo:language="de" fo:country="DE" officeooo:rsid="0010f3e1"/>
    </style:style>
    <style:style style:name="T3" style:family="text">
      <style:text-properties fo:language="de" fo:country="DE" officeooo:rsid="00115d73"/>
    </style:style>
    <style:style style:name="T4" style:family="text">
      <style:text-properties fo:language="de" fo:country="DE" officeooo:rsid="001350d1"/>
    </style:style>
    <style:style style:name="T5" style:family="text">
      <style:text-properties fo:language="de" fo:country="DE" officeooo:rsid="00166127"/>
    </style:style>
    <style:style style:name="T6" style:family="text">
      <style:text-properties fo:language="de" fo:country="DE" officeooo:rsid="001811eb"/>
    </style:style>
    <style:style style:name="T7" style:family="text">
      <style:text-properties officeooo:rsid="001b865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ch heisse Austin, ich bin funfzehn jahre alt. Ich habe blaue augen und kurze braune haare. In meiner freizeit ich lesen, und im sommer scwimme ich. <text:span text:style-name="T7">Ich auch besuche mit fruenden. Ich bin fliessig aber nett. Ich trage normalerweise kein hut, sondern ein t-shirt oder kaputzenpulli und jeans und tennisschuhe.</text:span> </text:p>
      <text:p text:style-name="P1"/>
      <text:p text:style-name="P2">M<text:span text:style-name="T1">ein vater heisst Jacob. Er hat ein glatze und blaue augen, und Er is ein klein kleiner als mich. Im ihrer freizet er spielt kein sport, sondern er zeichnet comicbuche und film machen mit ihrer bruder. er auch ins kino gehen im ihrer freizet und mit dem hund spazieren gehen. Er is fruendlich und lustig, aber er ist auch fliessig. Er tragt normalerweise eine cappe und ein t-shirt und jeans mit schue. </text:span></text:p>
      <text:p text:style-name="P3"><text:s/></text:p>
      <text:p text:style-name="P4"><text:span text:style-name="T2">I</text:span><text:span text:style-name="T3">ch ha</text:span><text:span text:style-name="T5">b</text:span><text:span text:style-name="T3">e ein bruder, er ist junger als mich. Er is dreizehn jahre alt, und heisst </text:span><text:span text:style-name="T5">D</text:span><text:span text:style-name="T3">ash. Er hat kurze braune haare und blaue augen. </text:span><text:span text:style-name="T5">E</text:span><text:span text:style-name="T4">r ist sportlich,</text:span><text:span text:style-name="T3"> Er faahrt es skateboard mit fruendin in ihrer freizeit </text:span><text:span text:style-name="T4">und faahrt auch snowboard.</text:span><text:span text:style-name="T3"> Er auch mit ihrer fruende besuchen im ihrer freizeit. E</text:span><text:span text:style-name="T4">r is unfruendlich, aber sympatish. </text:span><text:span text:style-name="T5">Er tragt normalerweise ein t-shirt mit hose und </text:span><text:span text:style-name="T6">t</text:span><text:span text:style-name="T5">ennisschuhe </text:span><text:span text:style-name="T6">im dunkel weis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6T21:43:15.462000000</meta:creation-date>
    <dc:date>2019-09-17T00:41:36.363000000</dc:date>
    <meta:editing-duration>PT29M50S</meta:editing-duration>
    <meta:editing-cycles>3</meta:editing-cycles>
    <meta:generator>LibreOffice/6.3.1.2$Windows_X86_64 LibreOffice_project/b79626edf0065ac373bd1df5c28bd630b4424273</meta:generator>
    <meta:document-statistic meta:table-count="0" meta:image-count="0" meta:object-count="0" meta:page-count="1" meta:paragraph-count="4" meta:word-count="189" meta:character-count="1112" meta:non-whitespace-character-count="922"/>
  </office:meta>
</office:document-meta>
</file>